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Для минимального изучения и использования разработки плагинов для Wordpress вам потребуется следующее:</text:p>
      <text:list xml:id="list2710320323030276172" text:style-name="L1">
        <text:list-item>
          <text:p text:style-name="P1"><text:span text:style-name="Strong_20_Emphasis">Основы языка программирования PHP:</text:span> Понимание основных концепций PHP, таких как переменные, массивы, условия и циклы, чтобы писать простые плагины.</text:p>
        </text:list-item>
        <text:list-item>
          <text:p text:style-name="P1"><text:span text:style-name="Strong_20_Emphasis">API Wordpress:</text:span> Основное знание API Wordpress, включая хуки и функции работы с базой данных. Это позволит вам добавлять новую функциональность и взаимодействовать с содержимым Wordpress.</text:p>
        </text:list-item>
        <text:list-item>
          <text:p text:style-name="P1"><text:span text:style-name="Strong_20_Emphasis">Редактор кода:</text:span> Вам понадобится текстовый редактор или интегрированная среда разработки (IDE), такая как Visual Studio Code, Sublime Text или PHPStorm, для написания и редактирования кода плагина.</text:p>
        </text:list-item>
        <text:list-item>
          <text:p text:style-name="P1"><text:span text:style-name="Strong_20_Emphasis">Установленный Wordpress:</text:span> Для тестирования вашего плагина в реальной среде вам нужно иметь локальную установку Wordpress на вашем компьютере или доступ к хостингу с установленным Wordpress.</text:p>
        </text:list-item>
        <text:list-item>
          <text:p text:style-name="P1"><text:span text:style-name="Strong_20_Emphasis">Документация Wordpress:</text:span> Ознакомление с официальной документацией Wordpress и API позволит вам быстро находить необходимую информацию и решать возникающие задачи.</text:p>
        </text:list-item>
      </text:list>
      <text:p text:style-name="Text_20_body">Используя эти минимальные ресурсы, вы сможете начать изучать и создавать простые плагины для Wordpress, постепенно расширяя свои знания и навыки в этой обла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4$Win32 OpenOffice.org_project/4114m1$Build-9811</meta:generator>
    <dc:date>2024-05-01T23:19:33.48</dc:date>
    <meta:document-statistic meta:table-count="0" meta:image-count="0" meta:object-count="0" meta:page-count="1" meta:paragraph-count="7" meta:word-count="154" meta:character-count="1147"/>
    <dc:creator>Dima Wide</dc:creator>
    <meta:user-defined meta:name="Info 1"/>
    <meta:user-defined meta:name="Info 2"/>
    <meta:user-defined meta:name="Info 3"/>
    <meta:user-defined meta:name="Info 4"/>
  </office:meta>
</office:document-meta>
</file>